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Ubuntu" svg:font-family="Ubuntu, Arimo,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text-line-through-type="single" officeooo:rsid="00132d94" officeooo:paragraph-rsid="00132d94"/>
    </style:style>
    <style:style style:name="P2" style:family="paragraph" style:parent-style-name="Standard">
      <style:text-properties style:text-line-through-style="solid" style:text-line-through-type="single" officeooo:rsid="00132d94" officeooo:paragraph-rsid="0014b251"/>
    </style:style>
    <style:style style:name="P3" style:family="paragraph" style:parent-style-name="Standard">
      <style:text-properties style:text-line-through-style="solid" style:text-line-through-type="single" officeooo:rsid="00132d94" officeooo:paragraph-rsid="001b86c5"/>
    </style:style>
    <style:style style:name="P4" style:family="paragraph" style:parent-style-name="Standard">
      <style:text-properties style:text-line-through-style="none" style:text-line-through-type="none" officeooo:rsid="00132d94" officeooo:paragraph-rsid="00132d94"/>
    </style:style>
    <style:style style:name="P5" style:family="paragraph" style:parent-style-name="Standard">
      <style:text-properties style:text-line-through-style="none" style:text-line-through-type="none" officeooo:rsid="00132d94" officeooo:paragraph-rsid="00190a5e"/>
    </style:style>
    <style:style style:name="P6" style:family="paragraph" style:parent-style-name="Standard">
      <style:text-properties style:text-line-through-style="none" style:text-line-through-type="none" officeooo:rsid="00132d94" officeooo:paragraph-rsid="001b86c5"/>
    </style:style>
    <style:style style:name="P7" style:family="paragraph" style:parent-style-name="Standard">
      <style:text-properties style:text-line-through-style="none" style:text-line-through-type="none" officeooo:rsid="00132d94" officeooo:paragraph-rsid="001b9484"/>
    </style:style>
    <style:style style:name="P8" style:family="paragraph" style:parent-style-name="Standard">
      <style:text-properties style:text-line-through-style="none" style:text-line-through-type="none" officeooo:rsid="00132d94" officeooo:paragraph-rsid="00228299"/>
    </style:style>
    <style:style style:name="P9" style:family="paragraph" style:parent-style-name="Standard">
      <style:paragraph-properties>
        <style:tab-stops>
          <style:tab-stop style:position="3.551cm"/>
        </style:tab-stops>
      </style:paragraph-properties>
      <style:text-properties style:text-line-through-style="none" style:text-line-through-type="none" officeooo:rsid="00132d94" officeooo:paragraph-rsid="00132d94"/>
    </style:style>
    <style:style style:name="P10" style:family="paragraph" style:parent-style-name="Standard">
      <style:text-properties style:text-line-through-style="none" style:text-line-through-type="none" officeooo:rsid="00132d94" officeooo:paragraph-rsid="004051f4"/>
    </style:style>
    <style:style style:name="P11" style:family="paragraph" style:parent-style-name="Standard">
      <style:text-properties style:text-line-through-style="none" style:text-line-through-type="none" fo:font-style="italic" officeooo:rsid="00132d94" officeooo:paragraph-rsid="00132d94" style:font-style-asian="italic" style:font-style-complex="italic"/>
    </style:style>
    <style:style style:name="P12" style:family="paragraph" style:parent-style-name="Standard">
      <style:text-properties style:text-line-through-style="none" style:text-line-through-type="none" fo:font-size="14pt" fo:font-weight="bold" officeooo:rsid="00132d94" officeooo:paragraph-rsid="00132d94" style:font-size-asian="14pt" style:font-weight-asian="bold" style:font-size-complex="14pt" style:font-weight-complex="bold"/>
    </style:style>
    <style:style style:name="P13" style:family="paragraph" style:parent-style-name="Standard">
      <style:text-properties style:text-line-through-style="none" style:text-line-through-type="none" fo:font-size="14pt" fo:font-weight="bold" officeooo:rsid="00132d94" officeooo:paragraph-rsid="002d5142" style:font-size-asian="14pt" style:font-weight-asian="bold" style:font-size-complex="14pt" style:font-weight-complex="bold"/>
    </style:style>
    <style:style style:name="P14" style:family="paragraph" style:parent-style-name="Standard">
      <style:text-properties style:text-line-through-style="none" style:text-line-through-type="none" officeooo:paragraph-rsid="00132d94"/>
    </style:style>
    <style:style style:name="P15" style:family="paragraph" style:parent-style-name="Standard">
      <style:text-properties fo:font-weight="bold" officeooo:rsid="00132d94" officeooo:paragraph-rsid="00132d94" style:font-weight-asian="bold" style:font-weight-complex="bold"/>
    </style:style>
    <style:style style:name="P16" style:family="paragraph" style:parent-style-name="Standard">
      <style:text-properties fo:font-size="16pt" fo:font-weight="bold" officeooo:rsid="00132d94" officeooo:paragraph-rsid="00132d94" style:font-size-asian="16pt" style:font-weight-asian="bold" style:font-size-complex="16pt" style:font-weight-complex="bold"/>
    </style:style>
    <style:style style:name="P17" style:family="paragraph" style:parent-style-name="Standard">
      <style:text-properties style:text-line-through-style="solid" style:text-line-through-type="single" officeooo:rsid="00132d94" officeooo:paragraph-rsid="00132d94"/>
    </style:style>
    <style:style style:name="P18" style:family="paragraph" style:parent-style-name="Standard">
      <style:text-properties style:text-line-through-style="solid" style:text-line-through-type="single" fo:font-style="italic" officeooo:rsid="00132d94" officeooo:paragraph-rsid="00132d94" style:font-style-asian="italic" style:font-style-complex="italic"/>
    </style:style>
    <style:style style:name="P19" style:family="paragraph" style:parent-style-name="Standard">
      <style:text-properties style:text-line-through-style="solid" style:text-line-through-type="single" fo:font-style="normal" officeooo:rsid="00132d94" officeooo:paragraph-rsid="00132d94" style:font-style-asian="normal" style:font-style-complex="normal"/>
    </style:style>
    <style:style style:name="P20" style:family="paragraph" style:parent-style-name="Standard">
      <style:text-properties style:text-line-through-style="none" style:text-line-through-type="none" officeooo:rsid="00132d94" officeooo:paragraph-rsid="00132d94"/>
    </style:style>
    <style:style style:name="P21" style:family="paragraph" style:parent-style-name="Standard">
      <style:text-properties style:text-line-through-style="none" style:text-line-through-type="none" officeooo:rsid="00132d94" officeooo:paragraph-rsid="004711e9"/>
    </style:style>
    <style:style style:name="P22" style:family="paragraph" style:parent-style-name="Standard">
      <style:text-properties style:text-line-through-style="none" style:text-line-through-type="none" fo:font-size="14pt" fo:font-weight="bold" officeooo:rsid="00132d94" officeooo:paragraph-rsid="00132d94" style:font-size-asian="14pt" style:font-weight-asian="bold" style:font-size-complex="14pt" style:font-weight-complex="bold"/>
    </style:style>
    <style:style style:name="P23" style:family="paragraph" style:parent-style-name="Standard">
      <style:text-properties style:text-line-through-style="none" style:text-line-through-type="none" fo:font-style="italic" officeooo:rsid="00132d94" officeooo:paragraph-rsid="00132d94" style:font-style-asian="italic" style:font-style-complex="italic"/>
    </style:style>
    <style:style style:name="T1" style:family="text">
      <style:text-properties officeooo:rsid="00161946"/>
    </style:style>
    <style:style style:name="T2" style:family="text">
      <style:text-properties fo:font-style="italic" style:font-style-asian="italic" style:font-style-complex="italic"/>
    </style:style>
    <style:style style:name="T3" style:family="text">
      <style:text-properties fo:font-style="italic" officeooo:rsid="0017ce8e" style:font-style-asian="italic" style:font-style-complex="italic"/>
    </style:style>
    <style:style style:name="T4" style:family="text">
      <style:text-properties fo:font-style="italic" officeooo:rsid="004051f4" style:font-style-asian="italic" style:font-style-complex="italic"/>
    </style:style>
    <style:style style:name="T5" style:family="text">
      <style:text-properties fo:font-style="italic" officeooo:rsid="00132d94" style:font-style-asian="italic" style:font-style-complex="italic"/>
    </style:style>
    <style:style style:name="T6" style:family="text">
      <style:text-properties fo:font-style="italic" officeooo:rsid="004711e9"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officeooo:rsid="0017ce8e"/>
    </style:style>
    <style:style style:name="T10" style:family="text">
      <style:text-properties style:text-line-through-style="none" style:text-line-through-type="none"/>
    </style:style>
    <style:style style:name="T11" style:family="text">
      <style:text-properties style:text-line-through-style="none" style:text-line-through-type="none" officeooo:rsid="0017f7d1"/>
    </style:style>
    <style:style style:name="T12" style:family="text">
      <style:text-properties style:text-line-through-style="none" style:text-line-through-type="none" fo:font-style="italic" style:font-style-asian="italic" style:font-style-complex="italic"/>
    </style:style>
    <style:style style:name="T13" style:family="text">
      <style:text-properties style:text-line-through-style="none" style:text-line-through-type="none" fo:font-style="italic" officeooo:rsid="0017f7d1" style:font-style-asian="italic" style:font-style-complex="italic"/>
    </style:style>
    <style:style style:name="T14" style:family="text">
      <style:text-properties style:text-line-through-style="none" style:text-line-through-type="none" fo:font-style="italic" officeooo:rsid="00465db9" style:font-style-asian="italic" style:font-style-complex="italic"/>
    </style:style>
    <style:style style:name="T15" style:family="text">
      <style:text-properties style:text-line-through-style="none" style:text-line-through-type="none" fo:font-style="italic" officeooo:rsid="0049580b" style:font-style-asian="italic" style:font-style-complex="italic"/>
    </style:style>
    <style:style style:name="T16" style:family="text">
      <style:text-properties style:text-line-through-style="none" style:text-line-through-type="none" officeooo:rsid="001a023f"/>
    </style:style>
    <style:style style:name="T17" style:family="text">
      <style:text-properties style:text-line-through-style="none" style:text-line-through-type="none" officeooo:rsid="003bc4c8"/>
    </style:style>
    <style:style style:name="T18" style:family="text">
      <style:text-properties style:text-line-through-style="none" style:text-line-through-type="none" officeooo:rsid="00416b54"/>
    </style:style>
    <style:style style:name="T19" style:family="text">
      <style:text-properties style:text-line-through-style="none" style:text-line-through-type="none" officeooo:rsid="00459cad"/>
    </style:style>
    <style:style style:name="T20" style:family="text">
      <style:text-properties style:text-line-through-style="none" style:text-line-through-type="none" officeooo:rsid="00465db9"/>
    </style:style>
    <style:style style:name="T21" style:family="text">
      <style:text-properties style:text-line-through-style="none" style:text-line-through-type="none" officeooo:rsid="0049580b"/>
    </style:style>
    <style:style style:name="T22" style:family="text">
      <style:text-properties style:text-line-through-style="none" style:text-line-through-type="none" officeooo:rsid="0055c82d"/>
    </style:style>
    <style:style style:name="T23" style:family="text">
      <style:text-properties officeooo:rsid="001a13a6"/>
    </style:style>
    <style:style style:name="T24" style:family="text">
      <style:text-properties officeooo:rsid="001b86c5"/>
    </style:style>
    <style:style style:name="T25" style:family="text">
      <style:text-properties officeooo:rsid="001b9484"/>
    </style:style>
    <style:style style:name="T26" style:family="text">
      <style:text-properties officeooo:rsid="001ca7f7"/>
    </style:style>
    <style:style style:name="T27" style:family="text">
      <style:text-properties officeooo:rsid="001d2893"/>
    </style:style>
    <style:style style:name="T28" style:family="text">
      <style:text-properties officeooo:rsid="001df81b"/>
    </style:style>
    <style:style style:name="T29" style:family="text">
      <style:text-properties officeooo:rsid="00201451"/>
    </style:style>
    <style:style style:name="T30" style:family="text">
      <style:text-properties officeooo:rsid="00213707"/>
    </style:style>
    <style:style style:name="T31" style:family="text">
      <style:text-properties officeooo:rsid="00228299"/>
    </style:style>
    <style:style style:name="T32" style:family="text">
      <style:text-properties officeooo:rsid="00254229"/>
    </style:style>
    <style:style style:name="T33" style:family="text">
      <style:text-properties officeooo:rsid="00268237"/>
    </style:style>
    <style:style style:name="T34" style:family="text">
      <style:text-properties fo:font-weight="bold" style:font-weight-asian="bold" style:font-weight-complex="bold"/>
    </style:style>
    <style:style style:name="T35" style:family="text">
      <style:text-properties fo:font-weight="bold" officeooo:rsid="00268237" style:font-weight-asian="bold" style:font-weight-complex="bold"/>
    </style:style>
    <style:style style:name="T36" style:family="text">
      <style:text-properties officeooo:rsid="0027bdf9"/>
    </style:style>
    <style:style style:name="T37" style:family="text">
      <style:text-properties officeooo:rsid="0028ca21"/>
    </style:style>
    <style:style style:name="T38" style:family="text">
      <style:text-properties officeooo:rsid="002aa90f"/>
    </style:style>
    <style:style style:name="T39" style:family="text">
      <style:text-properties officeooo:rsid="002b62fa"/>
    </style:style>
    <style:style style:name="T40" style:family="text">
      <style:text-properties officeooo:rsid="002d5142"/>
    </style:style>
    <style:style style:name="T41" style:family="text">
      <style:text-properties officeooo:rsid="002e94e9"/>
    </style:style>
    <style:style style:name="T42" style:family="text">
      <style:text-properties officeooo:rsid="002fafa8"/>
    </style:style>
    <style:style style:name="T43" style:family="text">
      <style:text-properties officeooo:rsid="0030e960"/>
    </style:style>
    <style:style style:name="T44" style:family="text">
      <style:text-properties officeooo:rsid="0032c617"/>
    </style:style>
    <style:style style:name="T45" style:family="text">
      <style:text-properties officeooo:rsid="0035992c"/>
    </style:style>
    <style:style style:name="T46" style:family="text">
      <style:text-properties officeooo:rsid="0035edf9"/>
    </style:style>
    <style:style style:name="T47" style:family="text">
      <style:text-properties officeooo:rsid="00374f98"/>
    </style:style>
    <style:style style:name="T48" style:family="text">
      <style:text-properties officeooo:rsid="00389e9f"/>
    </style:style>
    <style:style style:name="T49" style:family="text">
      <style:text-properties officeooo:rsid="00399fd9"/>
    </style:style>
    <style:style style:name="T50" style:family="text">
      <style:text-properties officeooo:rsid="0039e7c4"/>
    </style:style>
    <style:style style:name="T51" style:family="text">
      <style:text-properties officeooo:rsid="003b1470"/>
    </style:style>
    <style:style style:name="T52" style:family="text">
      <style:text-properties officeooo:rsid="003bc4c8"/>
    </style:style>
    <style:style style:name="T53" style:family="text">
      <style:text-properties officeooo:rsid="003d888e"/>
    </style:style>
    <style:style style:name="T54" style:family="text">
      <style:text-properties officeooo:rsid="003e54da"/>
    </style:style>
    <style:style style:name="T55" style:family="text">
      <style:text-properties officeooo:rsid="004051f4"/>
    </style:style>
    <style:style style:name="T56" style:family="text">
      <style:text-properties officeooo:rsid="0040eff5"/>
    </style:style>
    <style:style style:name="T57" style:family="text">
      <style:text-properties officeooo:rsid="00411f38"/>
    </style:style>
    <style:style style:name="T58" style:family="text">
      <style:text-properties officeooo:rsid="00132d94"/>
    </style:style>
    <style:style style:name="T59" style:family="text">
      <style:text-properties officeooo:rsid="004498a2"/>
    </style:style>
    <style:style style:name="T60" style:family="text">
      <style:text-properties officeooo:rsid="004711e9"/>
    </style:style>
    <style:style style:name="T61" style:family="text">
      <style:text-properties officeooo:rsid="004989f4"/>
    </style:style>
    <style:style style:name="T62" style:family="text">
      <style:text-properties officeooo:rsid="004a7d9e"/>
    </style:style>
    <style:style style:name="T63" style:family="text">
      <style:text-properties officeooo:rsid="004c1ad7"/>
    </style:style>
    <style:style style:name="T64" style:family="text">
      <style:text-properties officeooo:rsid="004cbde1"/>
    </style:style>
    <style:style style:name="T65" style:family="text">
      <style:text-properties officeooo:rsid="004d4aba"/>
    </style:style>
    <style:style style:name="T66" style:family="text">
      <style:text-properties officeooo:rsid="004edd1e"/>
    </style:style>
    <style:style style:name="T67" style:family="text">
      <style:text-properties officeooo:rsid="004faec9"/>
    </style:style>
    <style:style style:name="T68" style:family="text">
      <style:text-properties officeooo:rsid="00525b50"/>
    </style:style>
    <style:style style:name="T69" style:family="text">
      <style:text-properties officeooo:rsid="0053fe43"/>
    </style:style>
    <style:style style:name="T70" style:family="text">
      <style:text-properties fo:font-style="normal" style:font-style-asian="normal" style:font-style-complex="normal"/>
    </style:style>
    <style:style style:name="T71" style:family="text">
      <style:text-properties fo:font-style="normal" officeooo:rsid="0053fe43" style:font-style-asian="normal" style:font-style-complex="normal"/>
    </style:style>
    <style:style style:name="T72" style:family="text">
      <style:text-properties officeooo:rsid="0055c82d"/>
    </style:style>
    <style:style style:name="T73" style:family="text">
      <style:text-properties officeooo:rsid="005719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NTEN LOS OJOS DE TODOS EN EL BLANCO, Y PINTALO ROJO DIARIAMENTE</text:p>
      <text:p text:style-name="P15"/>
      <text:p text:style-name="P4">Si tuviera que elegir una habilidad que fue crucial en lo que me permit<text:span text:style-name="T1">ió</text:span> liderar el Partido Pirata sueco en su viaje de<text:span text:style-name="T1">sde</text:span> dos líneas en un canal de chat a tomar escaños en el Parlamento Europeo, sería habilidades y experiencia en gestión de proyectos.</text:p>
      <text:p text:style-name="P1"/>
      <text:p text:style-name="P4">Este término, <text:span text:style-name="T2">gestión de proyectos</text:span>, es algo <text:span text:style-name="T1">con</text:span> un nombre poco apropiado en este contexto. Cuando hablamos de gestión, hablamos de puestos designados, con demasiada frecuencia. Pero <text:span text:style-name="T1">una </text:span>buena gestión de proyecto no es tanto la gestión como es el <text:span text:style-name="T2">liderazgo</text:span>. El liderazgo no es una posición designada, como la gestión; el liderazgo es un estado de psicología de grupo.</text:p>
      <text:p text:style-name="P1"/>
      <text:p text:style-name="P4">La primera vez que fui entrenado en la enorme diferencia entre estos dos conceptos, jefe y líder, estaba en mi formación de oficial en el ejército sueco. (Tengo el rango de segundo teniente.) Cualquier idiota con el pelo puntiagudo puede ser designado para convertirse en un jefe en el organigrama, pero con el fin de conducir, debe <text:span text:style-name="T2">merecer</text:span> la confianza y la confianza de la gente.</text:p>
      <text:p text:style-name="P1"/>
      <text:p text:style-name="P4">Una organización funciona en su mejor momento cuando estos dos papeles coinciden en la misma persona. Cuando no lo hacen, la organización trabaja terriblemente.</text:p>
      <text:p text:style-name="P1"/>
      <text:p text:style-name="P5">Esto se reduce a una ruptura del concepto de <text:span text:style-name="T2">responsabilidad</text:span>. Se compone de dos partes igualmente importantes: la <text:span text:style-name="T3">r</text:span><text:span text:style-name="T2">endición de cuentas</text:span><text:span text:style-name="T3">/accountability</text:span><text:span text:style-name="T9"> </text:span>de un resultado determinado, y la <text:span text:style-name="T2">autoridad/</text:span><text:span text:style-name="T3">autority</text:span> para hacer <text:span text:style-name="T9">que </text:span>ese resultado suceda. <text:span text:style-name="T9">La r</text:span>endición de cuentas y la autoridad siempre deben seguir un<text:span text:style-name="T9">a</text:span> a otr<text:span text:style-name="T9">a</text:span> <text:span text:style-name="T9">si</text:span> la responsabilidad se delega.</text:p>
      <text:p text:style-name="P2"/>
      <text:p text:style-name="P1"><text:span text:style-name="T10">Con demasiada frecuencia, se oye a alguien </text:span><text:span text:style-name="T11">qu</text:span><text:span text:style-name="T10">e pide que "asum</text:span><text:span text:style-name="T11">a</text:span><text:span text:style-name="T10"> la responsabilidad" para un </text:span><text:span text:style-name="T11">resultado malo</text:span><text:span text:style-name="T10">, pero lo que realmente está </text:span><text:span text:style-name="T11">dicendo que </text:span><text:span text:style-name="T13">responda</text:span><text:span text:style-name="T11"> </text:span><text:span text:style-name="T10">por algo </text:span><text:span text:style-name="T11">en donde no tiene </text:span><text:span text:style-name="T10">la autoridad correspondiente. Por desgracia, toma</text:span><text:span text:style-name="T16">r</text:span><text:span text:style-name="T10"> la responsabilidad sin dicha autoridad correspondiente es lo mismo que tomar la culpa de los acontecimientos que </text:span><text:span text:style-name="T16">esta</text:span><text:span text:style-name="T10">n fuera de su control. Sólo las personas más adelant</text:span><text:span text:style-name="T16">adas</text:span><text:span text:style-name="T10"> y la vez ingenu</text:span><text:span text:style-name="T16">as</text:span><text:span text:style-name="T10"> acepta</text:span><text:span text:style-name="T16">n</text:span><text:span text:style-name="T10"> tal responsabilidad, y por desgracia </text:span><text:span text:style-name="T16">son </text:span><text:span text:style-name="T10">a menudo sacrifica</text:span><text:span text:style-name="T16">das</text:span><text:span text:style-name="T10">n como chivos expiatorios corporativos por aquellos con ambiciones más despiadados.</text:span></text:p>
      <text:p text:style-name="P1"/>
      <text:p text:style-name="P4">Lo contrario, la autoridad sin responsabilidad, es igualmente malo. Casi se puede oír la risa maníaca de Stalin <text:span text:style-name="T23">de</text:span> fondo <text:span text:style-name="T23">mientrás</text:span> Europa del Este estaba siendo esclavizada, cuando alguien se las arregla para conseguir la autoridad sin la re<text:span text:style-name="T23">ndición de cuentas </text:span>que <text:span text:style-name="T23">la</text:span> acompaña.</text:p>
      <text:p text:style-name="P1"/>
      <text:p text:style-name="P6">La lección aquí es que la autoridad y la re<text:span text:style-name="T23">ndición de cuentas</text:span> siempre deben seguirse un<text:span text:style-name="T24">a </text:span>a <text:span text:style-name="T24">la</text:span> otr<text:span text:style-name="T24">a</text:span> en el concepto de responsabilidad. Los líderes de su enjambre no tendrán mucho de cualquiera, sin embargo, para ser honesto. Pueden obtener la responsabilidad de un pequeño presupuesto como <text:span text:style-name="T24">el</text:span> enjambre progres<text:span text:style-name="T24">e</text:span>, madur<text:span text:style-name="T24">e</text:span> y cre<text:span text:style-name="T24">zca</text:span>, pero a medida <text:span text:style-name="T24">(como</text:span> recordamos, nunca llega<text:span text:style-name="T24">n</text:span> a decirle a nadie qué hacer: nadie lo hace.</text:p>
      <text:p text:style-name="P3"/>
      <text:p text:style-name="P7">Esta es también la razón, como hemos comentado en el capítulo 3, el organigrama del enjambre debe <text:span text:style-name="T25">basarse</text:span> ligeramente <text:span text:style-name="T25">en </text:span>la realidad observada. Usted no nombrar<text:span text:style-name="T25">á</text:span> a alguien para dirigir una función s<text:span text:style-name="T25">i</text:span> observa que alguien ya está liderando <text:span text:style-name="T25">esa</text:span> función, tomando voluntariamente <text:span text:style-name="T25">la rendición de cuentas</text:span> <text:span text:style-name="T25">de</text:span> ello, y p<text:span text:style-name="T25">ide</text:span> educadamente si importaría si ese hecho se <text:span text:style-name="T25">anuncie </text:span>formal<text:span text:style-name="T25">mente</text:span> junto con la autoridad correspondiente (si <text:span text:style-name="T25">hay </text:span>alguna).</text:p>
      <text:p text:style-name="P4"/>
      <text:p text:style-name="P4"><text:soft-page-break/>En la misma línea, las habilidades cruciales de gestión de proyectos que me ayud<text:span text:style-name="T26">ar</text:span>ó<text:span text:style-name="T26">n</text:span> a liderar el Partido Pirata sueco <text:span text:style-name="T26">hacia </text:span>el Parlamento Europeo no eran habilidades que iba a aprender en una clase de gestión de proyectos - cosas <text:span text:style-name="T26">sobre</text:span> <text:span text:style-name="T26">entradas</text:span>, horarios, presupuestos, o <text:span text:style-name="T26">accionistas</text:span>. Era mucho más las habilidades sociales que vienen con la experiencia: cómo mantener <text:span text:style-name="T26">la motivación</text:span> de un grupo, <text:span text:style-name="T26">enfoque</text:span>, energía y compromiso <text:span text:style-name="T26">a</text:span> entregar.</text:p>
      <text:p text:style-name="P1"/>
      <text:p text:style-name="P4">Por cierto, estas fueron las habilidades que aprendí como empresario y gerente de proyectos durante el boom de las punto-com de la década de<text:span text:style-name="T27">l '</text:span>90.</text:p>
      <text:p text:style-name="P1"/>
      <text:p text:style-name="P4"><text:span text:style-name="T28">Yo</text:span> fund<text:span text:style-name="T28">e mi </text:span>primera empresa a los dieciséis años y tuve mi primer empleado a los dieciocho años, así que no había mucho tiempo para aprender. Pero el ambiente en la era punto com era algo realmente difícil, ya que las personas no trabaja<text:span text:style-name="T28">ba</text:span>n para <text:span text:style-name="T28">ganar</text:span> dinero.</text:p>
      <text:p text:style-name="P1"/>
      <text:p text:style-name="P4">Había una escasez de programadores calificados, arquitectos de sistemas y diseñadores <text:span text:style-name="T29">en</text:span> todo el mundo. <text:span text:style-name="T29">L</text:span>a gente p<text:span text:style-name="T29">odia</text:span> básicamente entrar a cualquier empresa y decir: "Hola, me gustaría trabajar aquí." La respuesta de la empresa sería: "Sí, señor/señora <text:span text:style-name="T29">¿</text:span>qué salario le gustaría"?</text:p>
      <text:p text:style-name="P1"/>
      <text:p text:style-name="P4">En este entorno, donde la gente literalmente ten<text:span text:style-name="T30">ía</text:span> un nuevo trabajo antes de la comida si sentían <text:span text:style-name="T30">que debían dejarlo</text:span>, era obvio que la gente no trabaja<text:span text:style-name="T30">ba</text:span> por el dinero. Las personas invierten su energía, <text:span text:style-name="T30">su </text:span>enfoque y compromis<text:span text:style-name="T30">para</text:span> a cambiar el mundo para mejor. Tener <text:span text:style-name="T30">dinero para el</text:span> alquiler y la comida era sólo una necesidad en <text:span text:style-name="T30">l</text:span>a lista diaria.</text:p>
      <text:p text:style-name="P1"/>
      <text:p text:style-name="P4">Por lo tanto, la psicología de esta era <text:span text:style-name="T31">(</text:span>las principales empresas y proyectos durante el boom de las punto-com<text:span text:style-name="T31">)es como guiar a</text:span> un enjambre casi al <text:span text:style-name="T31">pie de l</text:span>a letra. En <text:span text:style-name="T31">los </text:span>enjambres, la gente no trabaja p<text:span text:style-name="T31">or</text:span> el pago <text:span text:style-name="T31">(</text:span>no hay ningun<text:span text:style-name="T31">o</text:span>, para empezar), pero invierte su energía, enfoque y compromiso para hacer del mundo un lugar mejor. Por lo tanto, los estilos de liderazgo que funcionan bien son prácticamente idénticos.</text:p>
      <text:p text:style-name="P1"/>
      <text:p text:style-name="P4">Por supuesto, esto también disipa el mito de que no se puede dirigir a un grupo de voluntarios de la manera que <text:span text:style-name="T31">se</text:span> lleva una empresa. El liderazgo es exactamente el mismo en ambos casos. Liderazgo es psicología, y tiene muy poco que ver con un cheque de pago y mucho más que ver con el cableado social profundamente arraigado en los seres humanos.</text:p>
      <text:p text:style-name="P4"/>
      <text:p text:style-name="P8">Cuando conduje el Partido Pirata sueco, utiliz<text:span text:style-name="T31">é </text:span>exactamente el mismo conjunto de habilidades que había utilizado como empresario. <text:span text:style-name="T31">E</text:span> hizo <text:span text:style-name="T31">que </text:span>el enjambre <text:span text:style-name="T31">llegara a</text:span>l Parlamento Europeo, por lo que es difícil discutir con los resultados.</text:p>
      <text:p text:style-name="P4"/>
      <text:p text:style-name="P12">GESTIÓN DE PROYECTOS Y AUTO-ORGANIZACIÓN</text:p>
      <text:p text:style-name="P1"/>
      <text:p text:style-name="P4">La primera vez que vea la autoorganización <text:span text:style-name="T32">pasar</text:span>, se siente como magia. Después de haber comunicado una visión, se puede ver cómo las personas que <text:span text:style-name="T32">te </text:span>escucharon comienzan a auto-organizarse para hacer <text:span text:style-name="T32">que la</text:span> visión suceda, sin necesidad de dar direcciones o, de hecho, interferir.</text:p>
      <text:p text:style-name="P4"/>
      <text:p text:style-name="P4">El truco, entonces, es cómo comunicar la visión. Si tuviera que dar una respuesta rápida a esta pregunta, sería "con toda la pasión que usted pued<text:span text:style-name="T32">a</text:span> reunir, desde el fondo de su corazón, a través del fuego de tu voz y la determinación de la profundidad de sus ojos." Es necesario ser positivamente radiante con su deseo de cambiar el mundo para mejor, y, sobre todo, comunicar tres valores:</text:p>
      <text:p text:style-name="P4"/>
      <text:p text:style-name="P4">- Podemos hacer esto.</text:p>
      <text:p text:style-name="P4"><text:soft-page-break/></text:p>
      <text:p text:style-name="P4">- Vamos a cambiar el mundo para mejor.</text:p>
      <text:p text:style-name="P4"/>
      <text:p text:style-name="P4">- Esto va a ser un trabajo duro, pero <text:span text:style-name="T32">vale </text:span>la pena.</text:p>
      <text:p text:style-name="P4"/>
      <text:p text:style-name="P4">Usted se dará cuenta de que estamos hablando de cambiar el mundo en forma de "nosotros". Esto es crucial. Nunca hay "Necesito a alguien <text:span text:style-name="T33">que haga</text:span> X", ni hay nunca "<text:span text:style-name="T33">D</text:span>ebe<text:span text:style-name="T33">rias</text:span> hacer X." <text:span text:style-name="T33">Debe ser</text:span> "<text:span text:style-name="T33">N</text:span>ecesitamos <text:span text:style-name="T33">que</text:span> X suceda." Usted no tiene que apuntar a alguien, o incluso implicar qu<text:span text:style-name="T33">i</text:span>e<text:span text:style-name="T33">n</text:span> debe hacerlo. Alguien lo hará.</text:p>
      <text:p text:style-name="P4"/>
      <text:p text:style-name="P4">Tomemos estos tres valores uno a la vez.</text:p>
      <text:p text:style-name="P4"/>
      <text:p text:style-name="P4"><text:span text:style-name="T34">Podemos hacer esto</text:span>: Parte de lo que energiza <text:span text:style-name="T33">a </text:span>un enjambre es la constatación de que <text:span text:style-name="T33">un</text:span> gran número de activistas puede hacer una diferencia real en el mundo, y que la tarea parece imposible, totalmente inalcanzable, antes de venir con esta idea loca. Se podría cambiar la política en todo el mundo sobre un asunto pequeño, pero importante, podría ir a Marte, podría <text:span text:style-name="T33">patear a</text:span> una industria arcaica entera <text:span text:style-name="T33">con</text:span> la existencia de un producto nuevo, <text:span text:style-name="T33">y </text:span>perturbador o <text:span text:style-name="T33">un </text:span>servicio, se podría resolv<text:span text:style-name="T33">er el</text:span> hambre en el mundo, el analfabetismo, o <text:span text:style-name="T33">la </text:span>enfermedad. <text:span text:style-name="T33">¡</text:span><text:span text:style-name="T34">Dispara no menos </text:span><text:span text:style-name="T35">que a</text:span><text:span text:style-name="T34"> la luna</text:span>! Una vez que se le han acabado los números como hemos comentado en los capítulos 1 y 2, y <text:span text:style-name="T33">ha </text:span>comunicad<text:span text:style-name="T33">o</text:span> al enjambre que su idea loca es realmente alcanzable, chispas de energía sacudir<text:span text:style-name="T33">án</text:span> todo el enjambre con fuertes ruidos crepitantes. La gente <text:span text:style-name="T36">se verá como “volada” con </text:span>la emoción de ser parte de esto. Siéntase “<text:span text:style-name="T36">volado”</text:span>, también.</text:p>
      <text:p text:style-name="P4"/>
      <text:p text:style-name="P4">(Usted puede y debe empujarlo aún más, por cierto. Después de todo, ya hemos estado en la luna. Todo el mundo sabe eso. <text:span text:style-name="T37">¡</text:span>Así que dispar<text:span text:style-name="T37">e </text:span>a Marte en vez! E<text:span text:style-name="T37">l</text:span> proyecto <text:span text:style-name="T37">debe</text:span>ría animar <text:span text:style-name="T37">y </text:span><text:span text:style-name="T2">electrificar</text:span> a la gente. Por el contrario, nunca conseguir<text:span text:style-name="T37">á</text:span> un enjambre lleno de energía alrededor de la idea de aprovechar al máximo la auditoría de impuestos.)</text:p>
      <text:p text:style-name="P4"/>
      <text:p text:style-name="P4"><text:span text:style-name="T34">Vamos a cambiar el mundo para mejor</text:span>: Sigue repitiendo su visión de lo fantástico que será el mundo después de que el enjambre ha tenido éxito en sus ambiciones, y lo bueno que sería para la humanidad en su conjunto. (<text:span text:style-name="T38">las m</text:span>etodologías <text:span text:style-name="T38">de un enjambre </text:span>sólo funcionan bien cuando te esfuerzas por el bien mayor. Incluso si usted podría conseguir un enfoque <text:span text:style-name="T38">a</text:span> corto plazo <text:span text:style-name="T38">del </text:span>enjambre <text:span text:style-name="T38">basado en </text:span>odio e intolerancia, todos <text:span text:style-name="T38">lo</text:span>s valores se convierten en valores de la organización. Por lo tanto, un enjambre construido sobre la desconfianza sería rápidamente devorado desde dentro por sus propios sentimientos <text:span text:style-name="T38">negativos </text:span>y colaps<text:span text:style-name="T38">aría</text:span>, <text:span text:style-name="T38">se astillaría</text:span>, y <text:span text:style-name="T38">fragmentaría hacia</text:span> la irrelevancia.) Los enjambres, que son el tema de este libro, tratan de entrar en los libros de historia sobre la base de la confianza mutua para lograr lo imposible. Las personas que se dedican a la meta de<text:span text:style-name="T39">l</text:span> enjambre lo hacen para <text:span text:style-name="T39">lograr hacer </text:span>una huella en la historia. Usted debe comunicar que esto es exactamente lo que va a pasar, una vez que el enjambre <text:span text:style-name="T39">se forma</text:span>. (Y de hecho, llegar a Marte entrar<text:span text:style-name="T39">ía</text:span> en los libros de historia, como sería <text:span text:style-name="T39">el </text:span>eliminar el analfabetismo.)</text:p>
      <text:p text:style-name="P1"/>
      <text:p text:style-name="P4"><text:span text:style-name="T34">Esto va a ser un trabajo duro</text:span>: Un valor clave <text:span text:style-name="T40">que </text:span>nunca debe fal<text:span text:style-name="T40">tar es </text:span>su honestidad. Usted siempre debe comunicar la situación del enjambre y su lugar en el mundo tal y como lo percibe, incluso si eso significa decirle a la gente que el enjambre tiene problemas o no está ganando impulso. (Sin embargo, siempre hay que pensar en por lo menos una forma de salir de una mala situación, y se comunica que, también como podemos hacer esto.) El punto clave aquí es que la gente no debe pensar que cambiar el mundo para mejor va a ser fácil o ven<text:span text:style-name="T40">drá </text:span>a la ligera. Dijiste totalmente posible. No dijiste fácil.</text:p>
      <text:p text:style-name="P1"/>
      <text:p text:style-name="P4">Una vez que haya comunicado est<text:span text:style-name="T40">o</text:span> al enjambre, usted comenzará a ver a la gente pensar en términos <text:soft-page-break/>de "<text:span text:style-name="T40">¿</text:span>cómo puedo ayudar a que esto suceda?" Cuando un par de miles de activistas piensan así, la magia sucede.</text:p>
      <text:p text:style-name="P4"/>
      <text:p text:style-name="P4">Además, es crucial que usted permit<text:span text:style-name="T40">a </text:span>que l<text:span text:style-name="T40">a infraestructura </text:span>del enjambre p<text:span text:style-name="T40">ueda</text:span> seguir creciendo orgánicamente. Entrene a sus funcionarios más cercanos en la metodología y las técnicas de<text:span text:style-name="T40">l</text:span> enjambre, como se describe en este libro o remezcl<text:span text:style-name="T40">elo</text:span> con sus propios sabores <text:span text:style-name="T40">y</text:span> estilo<text:span text:style-name="T40">s</text:span>, y ayud<text:span text:style-name="T40">elos</text:span> a reclutar nuevos agentes en las cajas vacías <text:span text:style-name="T40">a las </text:span>que su propia caja se conecta <text:span text:style-name="T40">(en el organigrama organización de la infraestructura del enjambre)</text:span>. Su enjambre siempre va a crecer de adentro hacia afuera, sólo puede crecer en sus bordes, un concepto al que volveremos en el capítulo 8.</text:p>
      <text:p text:style-name="P4"/>
      <text:p text:style-name="P4">Esto es parte del escala<text:span text:style-name="T40">miento</text:span> necesaria a <text:span text:style-name="T40">llevar a </text:span>cabo.</text:p>
      <text:p text:style-name="P1"/>
      <text:p text:style-name="P13">SORTE<text:span text:style-name="T42">É </text:span>L<text:span text:style-name="T40">OS</text:span> PLAZO<text:span text:style-name="T40">S</text:span> PARA QUE TODOS LO VEAN</text:p>
      <text:p text:style-name="P1"/>
      <text:p text:style-name="P9">Una herramienta clave en la gestión de proyectos es la línea de tiempo. Entre hoy y el éxito, tendrá que establecer sub-objetivos a ser cumplidos que están espaciados <text:span text:style-name="T41">con aproximadamente </text:span>ocho semanas de diferencia. Esto puede parecer una contradicción a la auto-organización, pero no lo es: usted está diciendo <text:span text:style-name="T41">a</text:span>l enjambre las cosas que deben suceder para llegar del punto A al punto B. No estás diciendo que debería estar haciendo, qué y cuándo.</text:p>
      <text:p text:style-name="P4"/>
      <text:p text:style-name="P4">Hay muchas buenas razones para hacer esto. <text:span text:style-name="T43">La </text:span>primer<text:span text:style-name="T43">a</text:span>, por supuesto, <text:span text:style-name="T43">es que respalda</text:span> la energía inicial con credibilidad en la capacidad del enjambre de entregar:</text:p>
      <text:p text:style-name="P4"/>
      <text:p text:style-name="P11">- Vamos a ir a Marte!</text:p>
      <text:p text:style-name="P11">- ¡Sí!</text:p>
      <text:p text:style-name="P11">- Sí ... pero, eh, ¿cómo se hace eso, otra vez?</text:p>
      <text:p text:style-name="P11">- Um …</text:p>
      <text:p text:style-name="P4"/>
      <text:p text:style-name="P4">Configura<text:span text:style-name="T44">r</text:span> submetas o <text:span text:style-name="T2">hitos</text:span> en la jerga de proyecto, espaciadas <text:span text:style-name="T44">con</text:span> dos meses de diferencia en la línea de tiempo comunica una ruta para el éxito que no sólo ayuda a <text:span text:style-name="T44">que </text:span>las personas cre<text:span text:style-name="T44">a</text:span>n en el enjambre, sino que también ayuda a <text:span text:style-name="T44">que </text:span>las personas opt<text:span text:style-name="T44">e</text:span>n por hacer <text:span text:style-name="T45">c</text:span>osas que son relevantes para la actual etapa del proyecto. Cada subobjetivo tiene que ser creíble, relevante, alcanzable, y <text:span text:style-name="T44">debe </text:span>contribu<text:span text:style-name="T44">ir</text:span> claramente al éxito final. También ayudará a cuajar <text:span text:style-name="T44">a</text:span>l enjambre en equipos de trabajo que realiz<text:span text:style-name="T44">en </text:span>magia con presupuestos muy reducidos (o, más comúnmente, <text:span text:style-name="T44">sin </text:span>presupuesto).</text:p>
      <text:p text:style-name="P4"/>
      <text:p text:style-name="P4">Como un ejemplo tangible, el primer sub-objetivo del Partido Pirata sueco fue el registro del <text:span text:style-name="T46">partido</text:span> con la Autoridad Electoral suec<text:span text:style-name="T46">a</text:span>. Cuando el partido fue fundado el 1 de enero de 2006, el plazo de inscripción fue de ocho semanas. Necesitábamos mil quinientas firmas de ciudadanos con derecho a voto en las elecciones inminentes. Esto resultó ser una tarea perfecta para cuajar los subgrupos geográficos: era un obstáculo <text:span text:style-name="T46">a sobrellevar</text:span>, había una fecha límite, que era factible, y contribuyó de manera muy aprehensible para el éxito final. <text:span text:style-name="T46">O</text:span>rganiz<text:span text:style-name="T46">amos </text:span>una competencia entre los treinta subgrupos geográficos iniciales, donde los ganadores en el recuento total de firmas, así como los ganadores de la firma<text:span text:style-name="T46">s en</text:span> relación al tamaño de su geografía, obtendría un certificado original de registro. Un premio tonto <text:span text:style-name="T47">con el cual recompensamos un </text:span>pequeñ<text:span text:style-name="T47">o logro (</text:span>conseguir varios <text:span text:style-name="T47">firmas </text:span>originales <text:span text:style-name="T47">en </text:span>el certificado<text:span text:style-name="T47">), </text:span>pero muy, muy simbólico y que vale la pena cuando estamos construyendo un movimiento que va a cambiar el mundo.</text:p>
      <text:p text:style-name="P4"/>
      <text:p text:style-name="P4">Usted se dará cuenta de que no l<text:span text:style-name="T48">e </text:span>dij<text:span text:style-name="T49">e </text:span>a nadie cómo recoger esas firmas. Ahí es donde <text:span text:style-name="T48">el pensamiento de enjambre </text:span>se h<text:span text:style-name="T48">ace</text:span> presente y todo el mundo emp<text:span text:style-name="T48">ieza </text:span>a compartir sus experiencias en un<text:span text:style-name="T48">a mente de </text:span><text:soft-page-break/><text:span text:style-name="T48">colmena </text:span>gigante empeñado en el éxito, no sin<text:span text:style-name="T48">tien</text:span>do el más mínimo miedo de aprend<text:span text:style-name="T48">er</text:span> por ensayo y error, como hemos comentado en el capítulo anterior. Uno de nuestros mejores coleccionistas de firma al final de la jornada fue un activista llamado Christian Engström, que establec<text:span text:style-name="T49">io un</text:span> punto de referencia: era posible recoger veinte firmas por hora si usted <text:span text:style-name="T49">a</text:span>fuera <text:span text:style-name="T49">en</text:span> las calles en horas <text:span text:style-name="T49">de shopping</text:span>. Ese activista particular, es ahora un miembro del Parlamento Europeo <text:span text:style-name="T49">(2013)</text:span>.</text:p>
      <text:p text:style-name="P1"/>
      <text:p text:style-name="P4">La segunda razón <text:span text:style-name="T50">porque son </text:span>necesario<text:span text:style-name="T50">s</text:span> subobjetivos <text:span text:style-name="T50">de </text:span>cerca de ocho semanas de diferencia en una línea de tiempo visible publicada es crear un sentido de urgencia. En general, si algo está más lejos de ocho semanas, no nos preocupamos en absoluto, es sólo un objetivo en el futuro. Su visión debe se<text:span text:style-name="T50">r dividida </text:span>en partes que son lo suficientemente pequeñ<text:span text:style-name="T50">a</text:span>s <text:span text:style-name="T50">para </text:span>que todo el mundo puede ver siempre una meta en el horizonte a corto plazo.</text:p>
      <text:p text:style-name="P1"/>
      <text:p text:style-name="P4">Podría mencionar muchos proyectos de software aquí por su nombre, los proyectos que comenzaron como proyectos de dos años <text:span text:style-name="T7">sin</text:span> dicha subdivisión, y que, invariablemente, no <text:span text:style-name="T51">cumplirían con </text:span>la fecha límite <text:span text:style-name="T51">que </text:span>se acercaba. Aunque es agua bajo el puente, no voy a nombrar a esos proyectos por su nombre aquí, pero voy a compartir esta sabiduría de gestión de proyectos:</text:p>
      <text:p text:style-name="P1"/>
      <text:p text:style-name="P11">- ¿Cómo un proyecto de llega <text:span text:style-name="T51">a tener</text:span> un año de retraso?</text:p>
      <text:p text:style-name="P11">- Un día a la vez.</text:p>
      <text:p text:style-name="P1"/>
      <text:p text:style-name="P1"><text:span text:style-name="T10">La clave para el envío a tiempo al final de un proyecto es </text:span><text:span text:style-name="T12">mantenerse</text:span><text:span text:style-name="T10"> en la fecha prevista </text:span><text:span text:style-name="T12">todos los días</text:span><text:span text:style-name="T10">. Esto no quiere decir que </text:span><text:span text:style-name="T17">fallar al ceñirse </text:span><text:span text:style-name="T10">a la programación </text:span><text:span text:style-name="T17">es un fallo d</text:span><text:span text:style-name="T10">e</text:span><text:span text:style-name="T17">l</text:span><text:span text:style-name="T10"> enjambre; más bien, como gerente de proyectos debe haber anticipado posibles desviaciones en ambas direcciones desde el inicio y </text:span><text:span text:style-name="T17">las considera </text:span><text:span text:style-name="T10">en el plan. Al hacer los planes de desarrollo, es típicamente prudente dejar 10 por ciento del tiempo de cada subobjetivo sin asignar para imprevistos. Sólo tú puedes saber cómo esto se traduce a su enjambre, pero la clave es ajustar el calendario y el plan de cada día para dar cuenta de los cambios en una realidad fluida. No puede cambiar los acontecimientos del pasado, pero se puede volver a planificar para el futuro para dar cabida a lo que ya ha sucedido.</text:span></text:p>
      <text:p text:style-name="P1"/>
      <text:p text:style-name="P4">Cada día, usted necesita asegurarse de que todo el mundo en el enjambre pued<text:span text:style-name="T52">a</text:span> comprobar hasta qué punto el enjambre en su conjunto ha progresado hacia el subobjetivo más cercano y hacia la meta final. Pintar las metas de color rojo brillante sobre una base diaria para <text:span text:style-name="T52">que </text:span>todo el mundo <text:span text:style-name="T52">las vea</text:span>; <text:span text:style-name="T52">marca </text:span>todos los objetivos visibles y mostrar el progreso hacia ellos.</text:p>
      <text:p text:style-name="P4"/>
      <text:p text:style-name="P12">AJUSTE<text:span text:style-name="T52">S</text:span> VISIBLE<text:span text:style-name="T52">S</text:span>, ACTIVACIÓN Y METAS INCLU<text:span text:style-name="T52">SIVAS</text:span></text:p>
      <text:p text:style-name="P1"/>
      <text:p text:style-name="P4">¿Alguna vez has jugado a World of Warcraft (o, para el caso, casi cualquier juego moderno)? Una cosa que <text:span text:style-name="T53">agarra a</text:span> la gente es que siempre hay muchos caminos diferentes a elegir para obtener una recompensa de algún tipo. En cuanto a World of Warcraft, puede subir de nivel (llamado "dinging" del efecto de sonido cuando eso sucede), usted puede aprender habilidades, se puede explorar el mapa, puede hacerse rico, etc. En Battlefield 3 y otros juegos similares, puede obtener todo tipo de premios por logros en base a la forma de jugar el juego. Siempre hay algo que se adapte a su gusto.</text:p>
      <text:p text:style-name="P1"/>
      <text:p text:style-name="P4">Este fenómeno, <text:span text:style-name="T53">donde </text:span>siempre hay alg<text:span text:style-name="T53">una</text:span> visible, recompensa pública a <text:span text:style-name="T53">la que aspirar</text:span>, no importa su gusto, es la clave para un enjambre <text:span text:style-name="T53">exitoso</text:span>. Mucho de esto se puede lograr con sólo medir muchas cosas visiblemente. Cualquier cosa que se mide en público, la gente se esforzará y auto-organizar<text:span text:style-name="T53">á</text:span> para mejorar sin interferencias de usted.</text:p>
      <text:p text:style-name="P1"/>
      <text:p text:style-name="P4">Tomemos de nuevo, ya que probablemente <text:span text:style-name="T53">lo leiste rapidamente y lo consideraste un tanto irrelevante</text:span>, <text:soft-page-break/>y es clave para todo el concepto de liderazgo <text:span text:style-name="T53">en un</text:span> enjambre:</text:p>
      <text:p text:style-name="P4">Cualquier cosa que se mide en público, la gente se esforzará y auto-organizar<text:span text:style-name="T54">á </text:span>para mejorar.</text:p>
      <text:p text:style-name="P4"/>
      <text:p text:style-name="P4">Se trata básicamente de <text:span text:style-name="T54">algo tan </text:span>simple, y tan complejo. <text:span text:style-name="T54">El</text:span> Partido Pirata <text:span text:style-name="T54">de </text:span>Suecia <text:span text:style-name="T54">anuncia abiertamente</text:span> su liquidez, activos, deudas, y resúmenes de donación (como muchas organizaciones políticas hacen ahora, pero no much<text:span text:style-name="T54">as </text:span>lo hicieron en 2006). Esto lleva a <text:span text:style-name="T54">que las </text:span>personas quier<text:span text:style-name="T54">an</text:span> romper <text:span text:style-name="T54">los </text:span>nuevos récords de donación.</text:p>
      <text:p text:style-name="P1"/>
      <text:p text:style-name="P4">Lo mismo con el número de miembros, y en particular, su tasa de crecimiento.</text:p>
      <text:p text:style-name="P4"/>
      <text:p text:style-name="P4">Lo mismo con los tiempos de respuesta al correo. Eventos de exposición en <text:span text:style-name="T55">medios de comunicación tradicionales </text:span>(TV, radio, periódicos). Menciones en blogs y Twitter. Y así.</text:p>
      <text:p text:style-name="P1"/>
      <text:p text:style-name="P10">(Algunas personas se refieren a esto como <text:span text:style-name="T2">gamifica</text:span><text:span text:style-name="T4">ció</text:span><text:span text:style-name="T2">n </text:span><text:span text:style-name="T4">(o ludificación)</text:span>, un término que puede <text:span text:style-name="T55">ser</text:span> innecesariamente despectiv<text:span text:style-name="T55">o. </text:span>No se trata de la producción de obra de baja calidad, ya que de alguna manera <text:span text:style-name="T55">tonta </text:span>crees que estás jugando juegos mientras produc<text:span text:style-name="T55">es</text:span>; más bien, se trata de encontrar maneras <text:span text:style-name="T55">de</text:span> <text:span text:style-name="T55">incentivar (</text:span><text:span text:style-name="T4">engage no tiene una traducción sencilla al español</text:span><text:span text:style-name="T55">)</text:span> <text:span text:style-name="T55">a l</text:span>os mecanismos de recompensa del cerebro a hacer un trabajo brillante de la misma manera que los videojuegos <text:span text:style-name="T55">e</text:span>xito<text:span text:style-name="T55">sos</text:span> <text:span text:style-name="T55">lo hacen</text:span>.)</text:p>
      <text:p text:style-name="P1"/>
      <text:p text:style-name="P4">Tres cosas surgen como importante<text:span text:style-name="T56">s</text:span> aquí. En primer lugar, la conclusión de que las cosas que no se miden no consiguen maneja<text:span text:style-name="T56">rse</text:span> bien, o de hecho <text:span text:style-name="T56">manejarse </text:span>en absoluto. Esto es parcialmente cierto. Algunas cosas son divertidas <text:span text:style-name="T56">de</text:span> hacer de todos modos y será<text:span text:style-name="T56">n</text:span> hech<text:span text:style-name="T56">as</text:span> sólo por eso, est<text:span text:style-name="T56">o</text:span> implica actividades sociales y creativas. Las actividades rutinarias requieren algún tipo de mecanismo <text:span text:style-name="T56">para </text:span>motivar <text:span text:style-name="T56">más </text:span>visible, o, de manera más eficiente, un elemento competitivo.</text:p>
      <text:p text:style-name="P1"/>
      <text:p text:style-name="P4"><text:span text:style-name="T56">Tomemos las </text:span>respuestas <text:span text:style-name="T56">a los correos </text:span>electrónico<text:span text:style-name="T56">s</text:span> como un ejemplo. <text:span text:style-name="T56">Dar </text:span>respuesta a las cartas dirigidas al enjambre en <text:span text:style-name="T56">una </text:span>petición <text:span text:style-name="T56">con </text:span>fines de <text:span text:style-name="T56">conseguir</text:span> información no es una tarea muy visible, ni es muy creativ<text:span text:style-name="T57">a</text:span>, y sin embargo es uno de los más importante. Los tiempos de respuesta rápidos con respuestas adecuadas y correctas pueden hacer o romper su enjambre vez <text:span text:style-name="T57">en los </text:span>medios de comunicación tradicionales. Por lo tanto, esto es algo <text:span text:style-name="T57">a lo </text:span>que tenemos que prestar atención.</text:p>
      <text:p text:style-name="P1"/>
      <text:p text:style-name="P4">Una solución a este dilema <text:span text:style-name="T57">que funciona, </text:span>es utilizar los concursos internos con premios tontos. (<text:span text:style-name="T57">Las r</text:span>ecompensas tangibles deben rara vez ser individual<text:span text:style-name="T57">es</text:span> en un enjambre, siempre fomentar el trabajo en equipo.) Utilice divisiones por la geografía o alguna otra línea arbitraria para crear equipos que compiten unos contra otros en dar respuestas <text:span text:style-name="T57">utiles</text:span> rápidamente.</text:p>
      <text:p text:style-name="P1"/>
      <text:p text:style-name="P4">Esta es la segunda observación de que emerge. Si la medición de las cosas consigue que se hagan (no existe un límite a la cantidad de métricas <text:span text:style-name="T57">a las </text:span>que <text:span text:style-name="T57">se </text:span>puede o debe realizar un seguimiento públicamente), la medición de las cosas en las competiciones internas consigue que se hagan aún más. Como ya he dicho, se trata de la forma en que <text:span text:style-name="T57">se </text:span>cuajó la organización en el Partido Pirata sueco, justo después de su fundación <text:span text:style-name="T57">para</text:span> la recogida de firmas para el registro formal del partido. Hay un límite social para cuántas competencias se puede tener a la vez, lo cual es probablemente mayor que uno, pero inferior a cinco, esto depende de usted y <text:span text:style-name="T57">de </text:span>su enjambre <text:span text:style-name="T57">el</text:span> averiguarlo.</text:p>
      <text:p text:style-name="P1"/>
      <text:p text:style-name="P4">La tercera observación es la importancia crucial de medir <text:span text:style-name="T2">lo correcto</text:span>. Hay muchas historias de horror de personas que miden la cosa mal, y por lo tanto terminan con terribles resultados.</text:p>
      <text:p text:style-name="P1"/>
      <text:p text:style-name="P1"><text:span text:style-name="T10">La lección de este tercer punto es que hay cosas que no se pueden medir directamente, por lo que usted tiene que encontrar otra cosa que se </text:span><text:span text:style-name="T12">puede</text:span><text:span text:style-name="T10"> medir que t</text:span><text:span text:style-name="T18">enga </text:span><text:span text:style-name="T10">una </text:span><text:span text:style-name="T12">correlación</text:span><text:span text:style-name="T10"> asumida o conocida </text:span><text:span text:style-name="T18">para</text:span><text:span text:style-name="T10"> lo</text:span> <text:soft-page-break/><text:span text:style-name="T10">que desea medir en realidad. Tome el consumo de alcohol, por ejemplo. No se puede medir el consumo de alcohol en un país directamente, sino que se puede medir la </text:span><text:span text:style-name="T12">venta</text:span><text:span text:style-name="T10"> de alcohol. Esto se hizo en Suecia hace un par de décadas, y las autoridades responsables de salud pública se regocij</text:span><text:span text:style-name="T18">aron</text:span><text:span text:style-name="T10"> </text:span><text:span text:style-name="T18">al ver c</text:span><text:span text:style-name="T10">omo el consumo de alcohol se redujo de manera constante, año tras año.</text:span></text:p>
      <text:p text:style-name="P1"/>
      <text:p text:style-name="P14"><text:span text:style-name="T58">Entonces, alguien a cargo descubrió que alrededor de un tercio de lo que los suecos beben es vodka ilegal, </text:span><text:span text:style-name="T5">au natural</text:span><text:span text:style-name="T58"> o con especias en aguardiente. (una artesanía de nuestra gente, debo añadir.) Esto nunca fue vendido en las tiendas regulados, y por lo tanto nunca se midió. Los burócratas que viven por las reglas y regulaciones habían estado haciendo suposiciones falsas (que la gente se preocupaba en lo más mínimo de lo que decía la ley en este aspecto) y que el consumo de alcohol en realidad había aumentado de manera constante, lo que lleva a malas conclusiones y malas políticas como resultado de malas métricas.</text:span></text:p>
      <text:p text:style-name="P1"/>
      <text:p text:style-name="P4">En el negocio del software, los ejemplos de esto son demasiado numerosos. Las personas que son recompensa<text:span text:style-name="T59">das p</text:span>or encontrar errores/<text:span text:style-name="T59">bugs</text:span> es un ejemplo común de este tipo de <text:span text:style-name="T2">métricas de Heisenberg</text:span>.</text:p>
      <text:p text:style-name="P1"/>
      <text:p text:style-name="P1"><text:span text:style-name="T10">(Werner Heisenberg fue un físico pionero </text:span><text:span text:style-name="T19">en </text:span><text:span text:style-name="T10">mecánica cuántica. La mecánica cuántica es alucinante, un estudio en el masoquismo de aprender, y, afortunadamente, bastante más allá del alcance de este libro.</text:span> <text:span text:style-name="T10">La única parte relevante aquí es que, a nivel cuántico, </text:span><text:span text:style-name="T19">no</text:span><text:span text:style-name="T10">se puede</text:span><text:span text:style-name="T19"> </text:span><text:span text:style-name="T10">medir algo sin cambiarlo </text:span><text:span text:style-name="T19">de </text:span><text:span text:style-name="T10">forma simultánea. Esto no fue descubierto por Heisenberg en absoluto, pero fenómenos similares a est</text:span><text:span text:style-name="T19">o</text:span><text:span text:style-name="T10"> se nombran </text:span><text:span text:style-name="T19">por</text:span><text:span text:style-name="T10"> de él de todos modos ya que fue un famoso físico cuántico que pasó a descubrir algo completamente distinto. Más bien, este fenómeno particular fue descubierto por otro físico cuántico llamado Schrödinger, que sólo es recordado por </text:span><text:span text:style-name="T19">su</text:span><text:span text:style-name="T10"> gato.)</text:span></text:p>
      <text:p text:style-name="P1"/>
      <text:p text:style-name="P1"><text:span text:style-name="T10">Cuando alguien es recompensado por encontrar errores, entonces, por definición, se mide cuando se encuentran errores y probablemente </text:span><text:span text:style-name="T19">los hace </text:span><text:span text:style-name="T10">públic</text:span><text:span text:style-name="T19">os</text:span><text:span text:style-name="T10">, con el fin de anunciar los mejores buscadores de errores como un ejemplo a seguir. Sin embargo, </text:span><text:span text:style-name="T20">instantánea que </text:span><text:span text:style-name="T10">se mide esto y </text:span><text:span text:style-name="T20">se </text:span><text:span text:style-name="T10">premia a las personas, una parte de las personas encargadas de la búsqueda de errores dividirá la recompensa con los desarrolladores que introducen errores y </text:span><text:span text:style-name="T20">les dice</text:span><text:span text:style-name="T10"> dónde buscar</text:span><text:span text:style-name="T20">los</text:span><text:span text:style-name="T10">. Por lo tanto, medir el estado del enjambre puede cambiar por completo el aspecto medido, si se hace mal.</text:span></text:p>
      <text:p text:style-name="P1"/>
      <text:p text:style-name="P1"><text:span text:style-name="T12">"Voy a mi codificar un</text:span><text:span text:style-name="T14">a</text:span><text:span text:style-name="T12"> nuev</text:span><text:span text:style-name="T14">a</text:span><text:span text:style-name="T12"> minivan esta tarde." -Wally,</text:span><text:span text:style-name="T10"> De el cómic "</text:span><text:span text:style-name="T12">Dilbert</text:span><text:span text:style-name="T10">"</text:span></text:p>
      <text:p text:style-name="P1"/>
      <text:p text:style-name="P21">Este es un ejemplo típico de las <text:span text:style-name="T2">métricas de Heisenberg</text:span>. Hubo un efecto similar con el sitio <text:span text:style-name="T2">mp3.com</text:span>, que fue pioner<text:span text:style-name="T60">o</text:span> en el negocio de la música en la nube. (Ellos eran tan pionero<text:span text:style-name="T60">s</text:span>, <text:span text:style-name="T60">que </text:span>de hecho la industria del copyright les demandó <text:span text:style-name="T60">hasta que dejaran </text:span>de exist<text:span text:style-name="T60">ir</text:span>, compró los restos como chatarra, y les cerdo.) Tenían este experimento en 2001 llamado <text:span text:style-name="T6">pay-for-play,</text:span> donde un artista conseguir<text:span text:style-name="T60">ía</text:span> un pedazo de los ingresos del sitio, compartid<text:span text:style-name="T60">o</text:span> entre los artistas en mp3.com <text:span text:style-name="T60">de </text:span>acuerdo a la cantidad que se <text:span text:style-name="T60">tocó su musica</text:span> en el sitio.</text:p>
      <text:p text:style-name="P1"/>
      <text:p text:style-name="P4">Por lo tanto, una parte fija de dinero iba a ser distribuid<text:span text:style-name="T60">a</text:span> a los artistas de mp3.com, de acuerdo con las métricas objetivas de su popularidad, según lo medido por el número de pista<text:span text:style-name="T60">s tocadas </text:span>en el sitio de un artista en particular.</text:p>
      <text:p text:style-name="P4"/>
      <text:p text:style-name="P4"><text:span text:style-name="T8">Bzzzzt</text:span>. Muy mala idea. Pero gracias por jugar.</text:p>
      <text:p text:style-name="P1"/>
      <text:p text:style-name="P1"><text:span text:style-name="T10">Lo que sucedió fue totalmente predecible, todos querían apoyar a su artista favorito financieramente, y por lo tanto </text:span><text:span text:style-name="T21">hizo que </text:span><text:span text:style-name="T10">todos los ordenadores que podían reproducir música de ese artista en particular</text:span> <text:soft-page-break/><text:span text:style-name="T10">desde el sitio, </text:span><text:span text:style-name="T21">lo hacían </text:span><text:span text:style-name="T10">pero con el volumen apagado para no molestar a nadie. Algunas personas codifica</text:span><text:span text:style-name="T21">ron </text:span><text:span text:style-name="T10">playbots que </text:span><text:span text:style-name="T21">seleccionaban y reproducian de forma </text:span><text:span text:style-name="T15">online</text:span><text:span text:style-name="T10"> repetidamente la música de un artista para aumentar los números artificial</text:span><text:span text:style-name="T21">mente lo </text:span><text:span text:style-name="T10">que </text:span><text:span text:style-name="T21">se</text:span><text:span text:style-name="T10"> traduc</text:span><text:span text:style-name="T21">ía </text:span><text:span text:style-name="T10">en dinero. Métricas de Heisenberg.</text:span></text:p>
      <text:p text:style-name="P1"/>
      <text:p text:style-name="P4">Al final, la conclusión aquí es que usted no sólo tiene que visualizar el progreso hacia el subobjetivo más cercano y el objetivo final del enjambre, <text:span text:style-name="T61">sino</text:span> muchas otras métricas que indican la salud general de la actuación del enjambre. Usted debe prestar especial atención al hecho de que a medida que aumenta el número de métricas visualizad<text:span text:style-name="T61">a</text:span>s, <text:span text:style-name="T61">las </text:span>tareas que no <text:span text:style-name="T61">s</text:span>e valoran por todos recibirán menos prioridad. Algunos de ell<text:span text:style-name="T61">a</text:span>s pueden ser importantes.</text:p>
      <text:p text:style-name="P1"/>
      <text:p text:style-name="P12">ESTILOS DE LIDERAZGO <text:span text:style-name="T61">DIFERENTE</text:span> PARA DISTINTAS FASES</text:p>
      <text:p text:style-name="P1"/>
      <text:p text:style-name="P4">La psicología de grupo y la competencia individual de tareas madura<text:span text:style-name="T62">n</text:span> a medida que <text:span text:style-name="T62">se </text:span>adquiere experiencia. En las diferentes fases de la cohesión del grupo y la competencia individual, necesita llevar<text:span text:style-name="T62">las</text:span> de diferentes maneras.</text:p>
      <text:p text:style-name="P1"/>
      <text:p text:style-name="P4">Veamos primero lo que se necesita para formar a un individuo en una nueva tarea. Puede ser algo tan cotidiano como la entrega de volantes, o puede hacer un debate en vivo por CNN o Al Jazeera frente a varios millones de personas. Los principios son los mismos, y la gente puede sudar <text:span text:style-name="T62">de</text:span> ansiedad antes de hacer cualquiera de ellos por primera vez.</text:p>
      <text:p text:style-name="P4"/>
      <text:p text:style-name="P4">En general, me parece que un modelo con cuatro estilos de liderazgo funciona bien.</text:p>
      <text:p text:style-name="P1"/>
      <text:p text:style-name="P4">Estos cuatro estilos de liderazgo son muy diferentes, y hay que utilizar todos ellos al conducir un enjambre, leer cada situación y aplicar el estilo correspondiente. Una comparación frecuente de estos estilos de liderazgo es la progresión de la narración en la película <text:span text:style-name="T2">Karate Kid</text:span> (el original, no el remake), y la combinación de estos estilos y la capacidad de cambiar entre ellos ha sido descrit<text:span text:style-name="T62">a</text:span> como <text:span text:style-name="T2">liderazgo situacional</text:span>.</text:p>
      <text:p text:style-name="P1"/>
      <text:p text:style-name="P4">Es una parte vital de la función de liderazgo entrenar personalmente a los que <text:span text:style-name="T62">l</text:span>o consideran como su líder.</text:p>
      <text:p text:style-name="P4"/>
      <text:p text:style-name="P4">Cuando alguien es totalmente inexperto en un arte, usted necesita dar instrucciones directas, específicas y explícitas. <text:span text:style-name="T63">Sostenga y guíe</text:span> su mano por completo. En esta etapa, es necesario centrarse en las acciones a tomar y cómo hacerlo de manera adecuada, en lugar de explicar su propósito en el gran esquema de las cosas.</text:p>
      <text:p text:style-name="P1"/>
      <text:p text:style-name="P11">- <text:span text:style-name="T63">P</text:span>in<text:span text:style-name="T63">tar valla</text:span>. Arriba, abajo, arriba, abajo. Muñeca <text:span text:style-name="T63">firme.</text:span></text:p>
      <text:p text:style-name="P11">- <text:span text:style-name="T63">Encerar. Pulir la cera.</text:span></text:p>
      <text:p text:style-name="P1"/>
      <text:p text:style-name="P4">En un escenario de enjambre, se observa que las instrucciones directas para donaciones producen mucho mejores resultados que <text:span text:style-name="T63">pedir donaciones vagamente</text:span>. Cuantas más decisiones dej<text:span text:style-name="T63">es</text:span> al lector al hacer un llamado para donaciones, menos dinero obtendrá. Por ejemplo.</text:p>
      <text:p text:style-name="P1"/>
      <text:p text:style-name="P11">- <text:span text:style-name="T63">Se nos han acabado los</text:span> volantes. Es un problema de lujo, ya que estamos entregando más de lo que creíamos posible, pero es todavía un problema. ¡Ayúdanos! <text:span text:style-name="T63">Vaya a su </text:span>banco y transf<text:span text:style-name="T63">iera</text:span> 25 euros <text:span text:style-name="T63">a la</text:span> cuenta 555-1337-31337 ahora mismo, <text:span text:style-name="T64">¡</text:span>exactamente ahora mismo!</text:p>
      <text:p text:style-name="P4"/>
      <text:p text:style-name="P4">dará lugar a una resultado casi un orden de magnitud más <text:span text:style-name="T64">grande</text:span> que esta versión:</text:p>
      <text:p text:style-name="P1"><text:soft-page-break/></text:p>
      <text:p text:style-name="P11">- Nosotros agradeceríamos si quieres ayudarnos a financiar <text:span text:style-name="T64">lo que repartimos</text:span>. Por favor dona cualquier cantidad que usted desea contribuir a la cuenta 555-1337-31337 en cualquier momento en el futuro cercano.</text:p>
      <text:p text:style-name="P18"/>
      <text:p text:style-name="P4">La diferencia en los resultados se encuentra en las instrucciones específicas. Cada grado de incertidumbre conduce a la inacción en esta etapa. Si haces que la gente <text:span text:style-name="T65">se sienta </text:span>cómoda con <text:span text:style-name="T65">su </text:span>actua<text:span text:style-name="T65">r</text:span>, y baja<text:span text:style-name="T65">s</text:span> la barra lo más que puede para que la gente tome acción dentro de su zona de confort, entonces las cosas van a suceder como lo indique.</text:p>
      <text:p text:style-name="P4"/>
      <text:p text:style-name="P4">Lo mismo con la entrega de volantes, como hemos comentado en el capítulo anterior. Usted necesita asegurarse de que cada volante es precedid<text:span text:style-name="T65">o</text:span> por una instrucción muy directa e inclusiv<text:span text:style-name="T65">a</text:span> que detalla cada parte de la entrega, al igual que las instrucciones descritas en este capítulo. Este es el <text:span text:style-name="T2">liderazgo directo</text:span>.</text:p>
      <text:p text:style-name="P1"/>
      <text:p text:style-name="P4">Se aplica la siguiente etapa y e<text:span text:style-name="T66">ste</text:span> tipo de liderazgo cuando las personas han llegado a dominar las acciones básicas, pero se están frustrados por su falta de contexto. Ellos no ven el camino adelante y no <text:s/>sienten progreso. En esta etapa, es necesario soltar el liderazgo direct<text:span text:style-name="T66">o, </text:span><text:span text:style-name="T2">fomentar y explicar</text:span> por qué estas acciones conducen a resultados positivos.</text:p>
      <text:p text:style-name="P1"/>
      <text:p text:style-name="P11">- <text:span text:style-name="T67">¡</text:span>No me estás enseñando karate! <text:span text:style-name="T67">¡Me usas</text:span> uso para pintar la cerca y <text:span text:style-name="T67">encerar tú</text:span> coche!</text:p>
      <text:p text:style-name="P11">- Muéstrame: <text:span text:style-name="T67">¡e</text:span>ncera!</text:p>
      <text:p text:style-name="P11"/>
      <text:p text:style-name="P4">La tercera etapa llega cuando alguien es competente en las habilidades necesarias, pero todavía no e<text:span text:style-name="T68">sta e</text:span>n su zona de confort. Él o ella tiene las habilidades y la capacidad<text:span text:style-name="T68">es</text:span>, pero simplemente no lo sabe todavía. Esto <text:span text:style-name="T68">requiere </text:span>un tercer tipo de liderazgo, que básicamente es <text:span text:style-name="T8">aliento interminable</text:span>.</text:p>
      <text:p text:style-name="P4"/>
      <text:p text:style-name="P11">- <text:span text:style-name="T68">¡</text:span>Yo nunca voy a ser bueno en esto! (hace una voltereta hacia atrás <text:span text:style-name="T68">partiendo de estar </text:span>parado)</text:p>
      <text:p text:style-name="P4"/>
      <text:p text:style-name="P4">Por último, la cuarta y última etapa es cuando alguien <text:span text:style-name="T69">se</text:span> aut<text:span text:style-name="T69">o</text:span>motiva y <text:span text:style-name="T69">es </text:span>autosuficiente. En ese momento, él o ella más o menos ha ascendido a ser su igual y no requiere mucho en el camino de mantenimiento. Lo único importante es que <text:span text:style-name="T69">usted</text:span> recono<text:span text:style-name="T69">zca</text:span> periódicamente cuando él o ella camina una milla extra. En este escenario, la única cosa a tener en cuenta es que usted reconozca una milla extra sólo cuando realmente es una milla extra, nadie en la cuarta etapa quiere ser elogiado por un buen desempeño <text:span text:style-name="T69">como resultado de </text:span>tareas triviales y rutinarias.</text:p>
      <text:p text:style-name="P1"/>
      <text:p text:style-name="P4">Es necesario evaluar cada individuo <text:span text:style-name="T69">con el que </text:span>trabaja aquí, es necesario evaluar donde todo el mundo está en esta en <text:span text:style-name="T2">su contexto específico </text:span><text:span text:style-name="T71">en la escala</text:span><text:span text:style-name="T70">. Él o ella puede estar en varios lugares a la vez, si él o ella está trabajando en múltiples contextos.</text:span></text:p>
      <text:p text:style-name="P19"/>
      <text:p text:style-name="P4">Para terminar, también hay que prestar atención a cómo se forman <text:span text:style-name="T69">los </text:span>grupos y <text:span text:style-name="T69">como </text:span>madur<text:span text:style-name="T69">an</text:span>. <text:span text:style-name="T69">Los g</text:span>rupos, también pasarán por etapas.</text:p>
      <text:p text:style-name="P1"/>
      <text:p text:style-name="P4">Cuando la gente <text:span text:style-name="T72">es </text:span>nueva, primero se reúne en un ambiente de trabajo <text:span text:style-name="T72">y</text:span> se puede observar <text:span text:style-name="T72">si </text:span>es muy educado y amable con los demás. Si alguien parece ofendido, <text:span text:style-name="T72">las </text:span>disculpas siguen inmediatamente. Estos son síntomas de un grupo que aún no se puede <text:span text:style-name="T72">cumplir</text:span> con eficacia. La cortesía es un signo de un grupo ineficaz que no ha aprendido a trabajar en equipo; <text:span text:style-name="T72">las </text:span>personas están manteniendo la distancia.</text:p>
      <text:p text:style-name="P1"/>
      <text:p text:style-name="P1"><text:span text:style-name="T10">Con el tiempo, estas personas aprende</text:span><text:span text:style-name="T22">ra</text:span><text:span text:style-name="T10">n a trabajar junt</text:span><text:span text:style-name="T22">a</text:span><text:span text:style-name="T10">s, también exploran donde </text:span><text:span text:style-name="T22">están sus</text:span><text:span text:style-name="T10"> límites, y </text:span><text:soft-page-break/><text:span text:style-name="T10">estos límites comenzarán a colisionar y desembocan en el uno al otro. Esto es cuando comienzan los enfrentamientos entre ellos sobre las normas y la cultura en el grupo. Este es un paso significativo hacia adelante desde la cortesía </text:span><text:span text:style-name="T22">excesiva </text:span><text:span text:style-name="T10">y muestra que el grupo </text:span><text:span text:style-name="T22">va</text:span><text:span text:style-name="T10"> bien en su camino a convertirse en un equipo que funcione bien.</text:span></text:p>
      <text:p text:style-name="P1"/>
      <text:p text:style-name="P4">Por último, en la tercera fase, no ves nada de las marcadas las distancias que estaban <text:span text:style-name="T73">en</text:span> el principio. Un equipo <text:span text:style-name="T73">que funciona </text:span>puede ser observado por todo el mundo <text:span text:style-name="T73">y </text:span>parec<text:span text:style-name="T73">e</text:span> saber qué hacer sin que nadie l<text:span text:style-name="T73">e deletree lo que hay que hacer</text:span>; el grupo ha aprendido a trabajar junto.</text:p>
      <text:p text:style-name="P1"/>
      <text:p text:style-name="P4">(Si se agregan nuevas personas a la mezcla, el grupo vuelve temporalmente <text:span text:style-name="T73">a</text:span> la determinación de las funciones, la cultura y los límites.)</text:p>
      <text:p text:style-name="P1"/>
      <text:p text:style-name="P4">Tiene que ser consciente de estas fases de grupo en la psicología de grupo, y, en particular, es necesario saber que una pequeña cantidad de conflictos es en realidad un paso <text:span text:style-name="T73">hacía el </text:span>progreso. Un grupo que sigue siendo educados entre sí no ha aprendido a trabajar bien junto.</text:p>
      <text:p text:style-name="P1"/>
      <text:p text:style-name="P4">Vamos a echar un vistazo más de cerca a la psicología de grupo y la resolución de conflictos inevitables en el próximo capítulo, <text:span text:style-name="T73">y</text:span> veremos cómo hacer que las personas se sientan incluid<text:span text:style-name="T73">a</text:span>s y constructiva<text:span text:style-name="T73">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Ubuntu" svg:font-family="Ubuntu, Arimo,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4:56:20.454000000</meta:creation-date>
    <dc:date>2016-02-10T11:52:18.135000000</dc:date>
    <meta:editing-duration>PT16H54M44S</meta:editing-duration>
    <meta:editing-cycles>57</meta:editing-cycles>
    <meta:generator>LibreOffice/5.0.4.2$Windows_x86 LibreOffice_project/2b9802c1994aa0b7dc6079e128979269cf95bc78</meta:generator>
    <meta:document-statistic meta:table-count="0" meta:image-count="0" meta:object-count="0" meta:page-count="10" meta:paragraph-count="103" meta:word-count="5316" meta:character-count="31343" meta:non-whitespace-character-count="26129"/>
  </office:meta>
</office:document-meta>
</file>